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25-10-07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25-04-03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25-01-13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24-10-07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24-07-02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24-04-05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24-01-22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23-10-17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23-04-07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23-01-06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22-10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22-07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22-04-08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22-01-25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21-10-26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21-07-28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21-04-12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21-01-26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20-10-05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20-07-17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20-01-14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19-10-29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19-04-02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19-01-22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18-10-1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18-07-12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18-04-02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18-01-03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17-10-16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17-07-1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17-04-05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17-01-24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16-10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16-07-12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16-04-22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16-01-12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15-10-02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15-07-28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15-04-0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15-01-13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14-10-10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14-07-15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14-04-17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14-01-15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13-10-31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13-04-24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13-0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12-11-15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12-03-06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11-1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11-09-21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11-06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11-03-02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10-09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10-06-09 2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10-03-16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09-12-16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09-06-11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0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08-0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07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06-1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06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06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05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05-06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05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04-12-28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04-06-14 2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04-03-10 2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03-12-10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03-09-16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03-06-10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03-03-20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03-0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02-12-16 2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02-09-19 0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02-06-14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02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01-1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01-06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01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01-0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00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00-06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00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2000-0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1999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1999-03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1999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1998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1998-0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1997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1997-09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1997-06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1997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1997-0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1996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1996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1996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1996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1993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1990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1990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1990-0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1989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1989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1989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1989-0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1988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1988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5586</text:p>
          </table:table-cell>
          <table:table-cell office:value-type="string" calcext:value-type="string">
            <text:p>01N/02W-28DAB</text:p>
          </table:table-cell>
          <table:table-cell office:value-type="string" calcext:value-type="string">
            <text:p>1987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14" meta:object-count="0"/>
    <meta:user-defined meta:name="AppVersion">3.0</meta:user-defined>
  </office:meta>
</office:document-meta>
</file>